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1" table:number-columns-repeated="7" table:default-cell-style-name="Default"/>
        <table:table-row table:style-name="ro1">
          <table:table-cell office:value-type="float" office:value="11">
            <text:p>11</text:p>
          </table:table-cell>
          <table:table-cell office:value-type="float" office:value="11996350">
            <text:p>11996350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3 and 4</text:p>
          </table:table-cell>
          <table:table-cell office:value-type="string">
            <text:p>bfo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1996750">
            <text:p>11996750</text:p>
          </table:table-cell>
          <table:table-cell table:number-columns-repeated="4"/>
          <table:table-cell office:value-type="string">
            <text:p>bfo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996850">
            <text:p>11996850</text:p>
          </table:table-cell>
          <table:table-cell table:number-columns-repeated="4"/>
          <table:table-cell office:value-type="string">
            <text:p>bfo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1996950">
            <text:p>11996950</text:p>
          </table:table-cell>
          <table:table-cell table:number-columns-repeated="7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997050">
            <text:p>11997050</text:p>
          </table:table-cell>
          <table:table-cell table:number-columns-repeated="4"/>
          <table:table-cell office:value-type="string">
            <text:p>bfo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1997150">
            <text:p>11997150</text:p>
          </table:table-cell>
          <table:table-cell table:number-columns-repeated="4"/>
          <table:table-cell office:value-type="string">
            <text:p>bfo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1997150">
            <text:p>11997150</text:p>
          </table:table-cell>
          <table:table-cell table:number-columns-repeated="7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1997200">
            <text:p>11997200</text:p>
          </table:table-cell>
          <table:table-cell table:number-columns-repeated="7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1997250">
            <text:p>11997250</text:p>
          </table:table-cell>
          <table:table-cell table:number-columns-repeated="7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1997400">
            <text:p>11997400</text:p>
          </table:table-cell>
          <table:table-cell table:number-columns-repeated="4"/>
          <table:table-cell office:value-type="string">
            <text:p>bfo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997450">
            <text:p>11997450</text:p>
          </table:table-cell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1997450">
            <text:p>11997450</text:p>
          </table:table-cell>
          <table:table-cell table:number-columns-repeated="7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1997550">
            <text:p>11997550</text:p>
          </table:table-cell>
          <table:table-cell table:number-columns-repeated="7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1997650">
            <text:p>11997650</text:p>
          </table:table-cell>
          <table:table-cell table:number-columns-repeated="4"/>
          <table:table-cell office:value-type="string">
            <text:p>bfo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1997750">
            <text:p>1199775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1997750">
            <text:p>11997750</text:p>
          </table:table-cell>
          <table:table-cell office:value-type="string">
            <text:p><text:s/>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bfo</text:p>
          </table:table-cell>
          <table:table-cell office:value-type="string">
            <text:p>cw3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1997750">
            <text:p>1199775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1997750">
            <text:p>1199775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1997750">
            <text:p>1199775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997850">
            <text:p>11997850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string">
            <text:p>uBitx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997850">
            <text:p>11997850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string">
            <text:p>uBitx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997850">
            <text:p>11997850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string">
            <text:p>uBitx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1997850">
            <text:p>11997850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string">
            <text:p>uBitx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1997850">
            <text:p>11997850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string">
            <text:p>uBitx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1997850">
            <text:p>11997850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string">
            <text:p>uBitx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1997850">
            <text:p>11997850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string">
            <text:p>uBitx1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1997850">
            <text:p>11997850</text:p>
          </table:table-cell>
          <table:table-cell office:value-type="float" office:value="11">
            <text:p>11</text:p>
          </table:table-cell>
          <table:table-cell/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997850">
            <text:p>11997850</text:p>
          </table:table-cell>
          <table:table-cell office:value-type="float" office:value="11">
            <text:p>11</text:p>
          </table:table-cell>
          <table:table-cell/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1997850">
            <text:p>11997850</text:p>
          </table:table-cell>
          <table:table-cell office:value-type="float" office:value="11">
            <text:p>11</text:p>
          </table:table-cell>
          <table:table-cell/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1997850">
            <text:p>11997850</text:p>
          </table:table-cell>
          <table:table-cell office:value-type="float" office:value="11">
            <text:p>11</text:p>
          </table:table-cell>
          <table:table-cell/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1997850">
            <text:p>11997850</text:p>
          </table:table-cell>
          <table:table-cell office:value-type="float" office:value="11">
            <text:p>11</text:p>
          </table:table-cell>
          <table:table-cell/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997900">
            <text:p>11997900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string">
            <text:p>uBitx1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1997900">
            <text:p>11997900</text:p>
          </table:table-cell>
          <table:table-cell office:value-type="string">
            <text:p><text:s/>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997950">
            <text:p>11997950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string">
            <text:p>lz1ldo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997950">
            <text:p>11997950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string">
            <text:p>lz1ldo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997950">
            <text:p>11997950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string">
            <text:p>lz1ldo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997950">
            <text:p>11997950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string">
            <text:p>lz1ldo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997950">
            <text:p>11997950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string">
            <text:p>lz1ldo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997950">
            <text:p>11997950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string">
            <text:p>lz1ldo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1997950">
            <text:p>11997950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string">
            <text:p>lz1ldo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1997950">
            <text:p>11997950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string">
            <text:p>lz1ldo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1997950">
            <text:p>1199795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1997950">
            <text:p>1199795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1997950">
            <text:p>1199795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1997950">
            <text:p>1199795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1997950">
            <text:p>1199795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1997950">
            <text:p>1199795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998000">
            <text:p>1199800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1998000">
            <text:p>1199800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998050">
            <text:p>1199805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string">
            <text:p>cw3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1998050">
            <text:p>1199805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string">
            <text:p>cw3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1998050">
            <text:p>1199805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string">
            <text:p>cw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1998050">
            <text:p>1199805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string">
            <text:p>cw3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1998050">
            <text:p>11998050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1998050">
            <text:p>11998050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1998050">
            <text:p>11998050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1998050">
            <text:p>11998050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1998050">
            <text:p>11998050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998100">
            <text:p>1199810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998100">
            <text:p>1199810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1998100">
            <text:p>1199810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1998150">
            <text:p>11998150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1998150">
            <text:p>11998150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1998150">
            <text:p>11998150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1998150">
            <text:p>11998150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98200">
            <text:p>1199820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1998200">
            <text:p>1199820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1998200">
            <text:p>1199820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1998200">
            <text:p>1199820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1998250">
            <text:p>1199825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"/>
          <table:table-cell office:value-type="string">
            <text:p>uBitx2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1998250">
            <text:p>1199825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"/>
          <table:table-cell office:value-type="string">
            <text:p>uBitx2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1998250">
            <text:p>1199825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"/>
          <table:table-cell office:value-type="string">
            <text:p>uBitx2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1998250">
            <text:p>1199825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"/>
          <table:table-cell office:value-type="string">
            <text:p>uBitx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1998250">
            <text:p>1199825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"/>
          <table:table-cell office:value-type="string">
            <text:p>uBitx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1998250">
            <text:p>1199825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"/>
          <table:table-cell office:value-type="string">
            <text:p>uBitx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998300">
            <text:p>1199830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"/>
          <table:table-cell office:value-type="string">
            <text:p>uBitx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1998300">
            <text:p>1199830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"/>
          <table:table-cell office:value-type="string">
            <text:p>uBitx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1998350">
            <text:p>11998350</text:p>
          </table:table-cell>
          <table:table-cell office:value-type="float" office:value="15">
            <text:p>15</text:p>
          </table:table-cell>
          <table:table-cell table:number-columns-repeated="6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1998350">
            <text:p>11998350</text:p>
          </table:table-cell>
          <table:table-cell office:value-type="float" office:value="15">
            <text:p>15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998450">
            <text:p>1199845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1998450">
            <text:p>1199845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1998450">
            <text:p>1199845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1998500">
            <text:p>1199850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1998500">
            <text:p>1199850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1998500">
            <text:p>1199850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1998550">
            <text:p>11998550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1998550">
            <text:p>11998550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1998600">
            <text:p>11998600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998650">
            <text:p>11998650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998650">
            <text:p>11998650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1998650">
            <text:p>11998650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1998650">
            <text:p>11998650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1998650">
            <text:p>11998650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998700">
            <text:p>11998700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1998850">
            <text:p>11998850</text:p>
          </table:table-cell>
          <table:table-cell table:number-columns-repeated="7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1998950">
            <text:p>11998950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string">
            <text:p>bfo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1998950">
            <text:p>11998950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string">
            <text:p>bfo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999650">
            <text:p>11999650</text:p>
          </table:table-cell>
          <table:table-cell office:value-type="string">
            <text:p>-</text:p>
          </table:table-cell>
          <table:table-cell table:number-columns-repeated="3"/>
          <table:table-cell office:value-type="string">
            <text:p>---</text:p>
          </table:table-cell>
          <table:table-cell table:number-columns-repeated="2"/>
        </table:table-row>
        <table:table-row table:style-name="ro1">
          <table:table-cell office:value-type="string">
            <text:p><text:s/></text:p>
          </table:table-cell>
          <table:table-cell table:number-columns-repeated="8"/>
        </table:table-row>
        <table:table-row table:style-name="ro1" table:number-rows-repeated="104847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09P0"/>
    </number:currency-style>
    <number:number-style style:name="N110">
      <number:number number:decimal-places="6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1">31.10.2017</text:date>, <text:time>23:31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48M47S</meta:editing-duration>
    <meta:editing-cycles>8</meta:editing-cycles>
    <meta:generator>OpenOffice/4.1.3$Win32 OpenOffice.org_project/413m1$Build-9783</meta:generator>
    <dc:date>2017-10-31T23:31:28.17</dc:date>
    <dc:creator>First Last</dc:creator>
    <meta:document-statistic meta:table-count="3" meta:cell-count="404" meta:object-count="0"/>
    <meta:user-defined meta:name="Info 1"/>
    <meta:user-defined meta:name="Info 2"/>
    <meta:user-defined meta:name="Info 3"/>
    <meta:user-defined meta:name="Info 4"/>
  </office:meta>
</office:document-meta>
</file>